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10 - Core Java Programming</text:p>
      <text:p text:style-name="Standard">1. Când folosim bucla for?</text:p>
      <text:p text:style-name="Standard"/>
      <text:p text:style-name="Standard">a) atunci când dorim să executăm un bloc de cod de un</text:p>
      <text:p text:style-name="Standard">anumit număr de ori</text:p>
      <text:p text:style-name="Standard">b) numai atunci când dorim să măsurăm lungimea şirului</text:p>
      <text:p text:style-name="Standard">c) numai atunci când dorim să introducem automat în şir un</text:p>
      <text:p text:style-name="Standard">număr predefinit de elemente</text:p>
      <text:p text:style-name="Standard">d) numai atunci când dorim să afişăm toate elementele unui</text:p>
      <text:p text:style-name="Standard">şir</text:p>
      <text:p text:style-name="Standard"/>
      <text:p text:style-name="Standard">2. Putem întrerupe bucla for? Dacă da, cum se poate face</text:p>
      <text:p text:style-name="Standard">acest lucru?</text:p>
      <text:p text:style-name="Standard"/>
      <text:p text:style-name="Standard">a) da, prin comanda break</text:p>
      <text:p text:style-name="Standard">b) nu</text:p>
      <text:p text:style-name="Standard">c) da, prin comanda continue</text:p>
      <text:p text:style-name="Standard">d) da, prin comanda switch</text:p>
      <text:p text:style-name="Standard"/>
      <text:p text:style-name="Standard">3. Dacă dorim să sărim peste o iteraţie a buclei for, ce cuvânt</text:p>
      <text:p text:style-name="Standard">cheie folosim?</text:p>
      <text:p text:style-name="Standard">a) continue</text:p>
      <text:p text:style-name="Standard">b) break</text:p>
      <text:p text:style-name="Standard">c) repeat</text:p>
      <text:p text:style-name="Standard">d) stop</text:p>
      <text:p text:style-name="Standard"/>
      <text:p text:style-name="Standard">4. Corpul buclei trebuie neapărat să se afle în blocul mărginit</text:p>
      <text:p text:style-name="Standard">cu paranteze acolade?</text:p>
      <text:p text:style-name="Standard"/>
      <text:p text:style-name="Standard">a) da, dacă corpul buclei are mai multe linii</text:p>
      <text:p text:style-name="Standard">b) da, în orice caz</text:p>
      <text:p text:style-name="Standard">c) corpul buclei nu trebuie să fie în blocul mărginit cu</text:p>
      <text:p text:style-name="Standard">paranteze acolade</text:p>
      <text:p text:style-name="Standard"/>
      <text:p text:style-name="Standard">5. Valorile variabilelor "i” şi "u” din codul următor: for(int i=0;i</text:p>
      <text:p text:style-name="Standard"/>
      <text:p text:style-name="Standard">© Copyright Link group 14 / 16</text:p>
      <text:p text:style-name="Standard"/>
      <text:p text:style-name="Standard">Kurs: Core Java Programming</text:p>
      <text:p text:style-name="Standard">Modul: Controlul fluxului, buclele și ramificarea</text:p>
      <text:p text:style-name="Standard">Jedinica: Bucla For</text:p>
      <text:p text:style-name="Standard"/>
      <text:p text:style-name="Standard">a) nu vor fi niciodată mai mari decât 9</text:p>
      <text:p text:style-name="Standard">b) vor fi maxim 10</text:p>
      <text:p text:style-name="Standard">c) vor fi întotdeauna mai mari decât 10</text:p>
      <text:p text:style-name="Standard">d) codul este greşit</text:p>
      <text:p text:style-name="Standard"/>
      <text:p text:style-name="Standard">6. De câte ori se va scrie valoarea u la ieşire după codul</text:p>
      <text:p text:style-name="Standard">următor? for(int i=0;i</text:p>
      <text:p text:style-name="Standard"><text:soft-page-break/>a) de 100 de ori</text:p>
      <text:p text:style-name="Standard">b) de 10 ori</text:p>
      <text:p text:style-name="Standard">c) de 50 de ori</text:p>
      <text:p text:style-name="Standard">d) niciodată</text:p>
      <text:p text:style-name="Standard"/>
      <text:p text:style-name="Standard">7. Dacă corpul buclei nu este mărginit de paranteze acolade:</text:p>
      <text:p text:style-name="Standard">a) se execută doar prima linie de sub definiţia buclei</text:p>
      <text:p text:style-name="Standard">b) se execută toate liniile de sub definiţia buclei, până când</text:p>
      <text:p text:style-name="Standard">nu se accentuează explicit că bucla se termină</text:p>
      <text:p text:style-name="Standard">c) nu se execută nicio linie a buclei</text:p>
      <text:p text:style-name="Standard">d) programul nu se interpretează, pentru că este o eroare</text:p>
      <text:p text:style-name="Standard">sintactic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7:07.301000000</dc:date>
    <meta:editing-duration>PT8S</meta:editing-duration>
    <meta:editing-cycles>1</meta:editing-cycles>
    <meta:document-statistic meta:table-count="0" meta:image-count="0" meta:object-count="0" meta:page-count="2" meta:paragraph-count="49" meta:word-count="302" meta:character-count="1585" meta:non-whitespace-character-count="1332"/>
  </office:meta>
</office:document-meta>
</file>